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2pt"/>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Text_20_body">
      <style:paragraph-properties fo:background-color="transparent">
        <style:background-image/>
      </style:paragraph-properties>
      <style:text-properties fo:language="en" fo:country="U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Heading_20_1">
      <style:paragraph-properties fo:background-color="transparent">
        <style:background-image/>
      </style:paragraph-properties>
      <style:text-properties fo:language="en" fo:country="US"/>
    </style:style>
    <style:style style:name="P9" style:family="paragraph" style:parent-style-name="Heading_20_2">
      <style:paragraph-properties fo:background-color="transparent">
        <style:background-image/>
      </style:paragraph-properties>
      <style:text-properties fo:language="en" fo:country="US"/>
    </style:style>
    <style:style style:name="P10" style:family="paragraph" style:parent-style-name="Heading_20_2">
      <style:paragraph-properties fo:background-color="transparent">
        <style:background-image/>
      </style:paragraph-properties>
      <style:text-properties fo:language="en" fo:country="US"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style:style>
    <style:style style:name="T6" style:family="text">
      <style:text-properties fo:background-color="transparent"/>
    </style:style>
    <style:style style:name="T7"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resentatio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text:a xlink:type="simple" xlink:href="#1.Presentation|outline" text:style-name="Internet_20_link" text:visited-style-name="Internet_20_link">1 - Presentation</text:a></text:p>
          <text:p text:style-name="P3"><text:a xlink:type="simple" xlink:href="#1.1.Description|outline" text:style-name="Internet_20_link" text:visited-style-name="Internet_20_link">1.1 - Description</text:a></text:p>
          <text:p text:style-name="P3"><text:a xlink:type="simple" xlink:href="#1.2.Principal Design features|outline" text:style-name="Internet_20_link" text:visited-style-name="Internet_20_link">1.2 - Principal Design features</text:a></text:p>
          <text:p text:style-name="P3"><text:a xlink:type="simple" xlink:href="#1.3.Remark|outline" text:style-name="Internet_20_link" text:visited-style-name="Internet_20_link">1.3 - Remark</text:a></text:p>
        </text:index-body>
      </text:table-of-content>
      <text:p text:style-name="P4"/>
      <text:h text:style-name="P9" text:outline-level="2">Description</text:h>
      <text:p text:style-name="Standard">PCBNEW is a powerful printed circuit board program, available for both the LINUX and WINDOWS operating systems. </text:p>
      <text:p text:style-name="Standard">It is used in association with the schematic capture software program EESCHEMA, which provides the <text:span text:style-name="T3">Netlist </text:span><text:span text:style-name="T4">file - this describes the electrical connections of the PCB <text:s/>to design.</text:span></text:p>
      <text:p text:style-name="Standard">A second program CVPCB is used to assign each component in the Netlist produced by EESCHEMA, to a module that is used by PCBNEW. This can be done either interactively or automatically using equivalence files.</text:p>
      <text:p text:style-name="Standard">PCBNEW manages libraries of modules. Each module is a drawing of the physical component including its <text:span text:style-name="T3">footprint</text:span> - the layout of pads providing connections to the component. The required modules are automatically loaded during the reading of the <text:span text:style-name="T3">Netlist</text:span> produced by CVPCB.</text:p>
      <text:p text:style-name="Standard">PCBNEW integrates, automatically and immediately, any circuit modification, by removal of any erroneous tracks, addition of the new components, or by modifying any value (and under certain conditions any reference) of the old or new modules, according to the electrical connections appearing in the scheme. </text:p>
      <text:p text:style-name="Standard">PCBNEW provides a rats nest display, a hairline connecting the pads of modules which are connected on the schematic. These connections move dynamically as track and module movements are made. </text:p>
      <text:p text:style-name="Standard">PCBNEW has an active <text:span text:style-name="T1">Design Rules Check</text:span> (DRC) which automatically indicates any error of track layout in real time. </text:p>
      <text:p text:style-name="Standard">PCBNEW can automatically generate a copper plane, with or without <text:span text:style-name="T1">thermal breaks</text:span> on the pads. </text:p>
      <text:p text:style-name="Standard">PCBNEW has a simple but effective <text:span text:style-name="T1">autorouter</text:span> to assist in the production of the circuit.</text:p>
      <text:p text:style-name="Standard">An Export/Import in <text:span text:style-name="T3">SPECCTRA dsn</text:span> format allows to use advanced autorouters.</text:p>
      <text:p text:style-name="Standard">PCBNEW provides options specifically for the production of <text:span text:style-name="T1">ultra high frequency</text:span> circuits (such as pads of trapezoidal and complex form, automatic layout of coils on the printed circuit…). </text:p>
      <text:p text:style-name="Standard">PCBNEW displays the elements (tracks, pads, texts, drawings…) as actual size and according to personal preferences:</text:p>
      <text:list xml:id="list33537595" text:style-name="L1">
        <text:list-item>
          <text:p text:style-name="P5">display in full or outline</text:p>
        </text:list-item>
        <text:list-item>
          <text:p text:style-name="P5">display of the track/pad clearance…</text:p>
        </text:list-item>
      </text:list>
      <text:h text:style-name="P10" text:outline-level="2">Principal Design features</text:h>
      <text:p text:style-name="Standard">PCBNEW has an internal resolution of 1/10000 inch. </text:p>
      <text:p text:style-name="Standard"><text:span text:style-name="T6">PCBNEW works on 16 layers of copper, plus 12 technical layers (silk screen, solder mask, component adhesive, solder paste, drawings and comments…) and manages in real time the</text:span> hairline indication (rats nest) of missing tracks. </text:p>
      <text:p text:style-name="P1">The display of the PCB elements (tracks, pads, text, drawings…) can be customised:</text:p>
      <text:list xml:id="list33532164" text:style-name="L2">
        <text:list-item>
          <text:p text:style-name="P6">In full or outline.</text:p>
        </text:list-item>
        <text:list-item>
          <text:p text:style-name="P6">With or without track clearance.</text:p>
        </text:list-item>
        <text:list-item>
          <text:p text:style-name="P6">by hiding certain elements (copper layers, technical layers, zones of copper, modules...), which is useful for high density multi-layer circuits</text:p>
        </text:list-item>
      </text:list>
      <text:p text:style-name="Standard">For the complex circuits, the display of layers, zones, components can be removed in a selective way for a <text:soft-page-break/>better legibility of the screen. </text:p>
      <text:p text:style-name="Standard">Modules can be rotated to <text:span text:style-name="T1">any angle</text:span>, with a step of 0,1 degree. </text:p>
      <text:p text:style-name="Standard">Pads can be round, rectangular, oval or trapezoidal (the latter is necessary for the production of ultra high frequency circuits). In addition several basic pads can be grouped. </text:p>
      <text:p text:style-name="Standard">Both the size of each pad, and the layers where they appear, can be adjusted. </text:p>
      <text:p text:style-name="Standard">The drilling of holes can be offset. </text:p>
      <text:p text:style-name="Standard">PCBNEW can automatically generate copper planes, with automatic generation of thermal breaks around the pads concerned.</text:p>
      <text:p text:style-name="Standard">The Module Editor can be accessed from the PCBNEW toolbar. The Editor allows creation or modification of a module from the PCB or a library and then saved to either. A module saved to the PCB can be subsequently saved to a library. In addition all modules on the PCB can be saved to a library by creating a <text:span text:style-name="T2">footprint archive</text:span>. </text:p>
      <text:p text:style-name="Standard">PCBNEW generates in an extremely simple way all the documents necessary:</text:p>
      <text:list xml:id="list33545040" text:style-name="L3">
        <text:list-item>
          <text:p text:style-name="P7">Fabrication outputs:<text:line-break/>Files for Photoplotters in GERBER RS274X <text:span text:style-name="T5">format<text:line-break/></text:span>Files for drilling in EXCELLON format</text:p>
        </text:list-item>
        <text:list-item>
          <text:p text:style-name="P7">Plot files in HPGL, SVG and DXF format </text:p>
        </text:list-item>
        <text:list-item>
          <text:p text:style-name="P7">Plot and drilling maps in POSTSCRIPT format</text:p>
        </text:list-item>
        <text:list-item>
          <text:p text:style-name="P7">Local Printout.</text:p>
        </text:list-item>
      </text:list>
      <text:p text:style-name="Standard"/>
      <text:h text:style-name="P10" text:outline-level="2">Remark</text:h>
      <text:p text:style-name="Standard">PCBNEW requires a <text:span text:style-name="T1">3 button mouse.</text:span><text:span text:style-name="T7"> T</text:span>he 3rd button is mandatory. </text:p>
      <text:p text:style-name="Standard">Finally it should be noted that the diagrammatic tool Eeschema and CVPCB are needed to create the required netlis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42cm" fo:margin-bottom="0.3cm"/>
      <style:text-properties fo:color="#800000"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1cm" fo:margin-right="0cm" fo:margin-top="0.319cm" fo:margin-bottom="0.199cm" fo:text-indent="0cm" style:auto-text-indent="false"/>
      <style:text-properties fo:color="#008000"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paragraph-properties fo:margin-left="2cm" fo:margin-right="0cm" fo:margin-top="0.319cm" fo:margin-bottom="0.199cm" fo:text-indent="0cm" style:auto-text-indent="false"/>
      <style:text-properties fo:color="#000080"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Keith Cockburn</meta:initial-creator>
    <meta:creation-date>2005-06-13T12:16:17</meta:creation-date>
    <dc:date>2010-02-05T13:50:13.79</dc:date>
    <meta:printed-by>Keith Cockburn</meta:printed-by>
    <meta:print-date>2005-06-13T16:41:45</meta:print-date>
    <dc:language>en-US</dc:language>
    <meta:editing-cycles>40</meta:editing-cycles>
    <meta:editing-duration>PT05H16M33S</meta:editing-duration>
    <meta:document-statistic meta:table-count="0" meta:image-count="0" meta:object-count="0" meta:page-count="2" meta:paragraph-count="43" meta:word-count="671" meta:character-count="4126"/>
    <meta:user-defined meta:name="Info 1"/>
    <meta:user-defined meta:name="Info 2"/>
    <meta:user-defined meta:name="Info 3"/>
    <meta:user-defined meta:name="Info 4"/>
  </office:meta>
</office:document-meta>
</file>